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cef4" officeooo:paragraph-rsid="0007cef4"/>
    </style:style>
    <style:style style:name="P2" style:family="paragraph" style:parent-style-name="Standard">
      <style:text-properties officeooo:rsid="0007cef4" officeooo:paragraph-rsid="000c0644"/>
    </style:style>
    <style:style style:name="P3" style:family="paragraph" style:parent-style-name="Standard">
      <style:text-properties officeooo:rsid="0009b2ac" officeooo:paragraph-rsid="0009b2ac"/>
    </style:style>
    <style:style style:name="P4" style:family="paragraph" style:parent-style-name="Standard">
      <style:text-properties officeooo:rsid="0009eb51" officeooo:paragraph-rsid="0009eb51"/>
    </style:style>
    <style:style style:name="P5" style:family="paragraph" style:parent-style-name="Standard">
      <style:text-properties officeooo:rsid="000aa6bf" officeooo:paragraph-rsid="0009eb51"/>
    </style:style>
    <style:style style:name="P6" style:family="paragraph" style:parent-style-name="Standard">
      <style:text-properties officeooo:rsid="000aa6bf" officeooo:paragraph-rsid="000aa6bf"/>
    </style:style>
    <style:style style:name="P7" style:family="paragraph" style:parent-style-name="Standard">
      <style:text-properties officeooo:rsid="000c0644" officeooo:paragraph-rsid="000c0644"/>
    </style:style>
    <style:style style:name="P8" style:family="paragraph" style:parent-style-name="Standard">
      <style:text-properties fo:font-size="13pt" fo:font-style="italic" fo:font-weight="bold" officeooo:rsid="0009b2ac" officeooo:paragraph-rsid="0009b2ac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text-properties officeooo:rsid="000f0372" officeooo:paragraph-rsid="000f0372"/>
    </style:style>
    <style:style style:name="P10" style:family="paragraph" style:parent-style-name="Standard">
      <style:text-properties officeooo:rsid="000f361d" officeooo:paragraph-rsid="000f361d"/>
    </style:style>
    <style:style style:name="P11" style:family="paragraph" style:parent-style-name="Standard">
      <style:text-properties officeooo:rsid="000c0644" officeooo:paragraph-rsid="000c0644"/>
    </style:style>
    <style:style style:name="P12" style:family="paragraph" style:parent-style-name="Standard" style:list-style-name="L1">
      <style:text-properties officeooo:rsid="000fe6f8" officeooo:paragraph-rsid="000fe6f8"/>
    </style:style>
    <style:style style:name="P13" style:family="paragraph" style:parent-style-name="Standard">
      <style:text-properties fo:font-weight="bold" officeooo:rsid="000fe6f8" officeooo:paragraph-rsid="000fe6f8" style:font-weight-asian="bold" style:font-weight-complex="bold"/>
    </style:style>
    <style:style style:name="P14" style:family="paragraph" style:parent-style-name="Standard">
      <style:text-properties fo:font-weight="bold" officeooo:rsid="001044d6" officeooo:paragraph-rsid="001044d6" style:font-weight-asian="bold" style:font-weight-complex="bold"/>
    </style:style>
    <style:style style:name="P15" style:family="paragraph" style:parent-style-name="Standard">
      <style:text-properties fo:font-weight="bold" officeooo:rsid="0011c80b" officeooo:paragraph-rsid="0011c80b" style:font-weight-asian="bold" style:font-weight-complex="bold"/>
    </style:style>
    <style:style style:name="P16" style:family="paragraph" style:parent-style-name="Standard" style:list-style-name="L3">
      <style:text-properties fo:font-weight="bold" officeooo:rsid="0011c80b" officeooo:paragraph-rsid="0011c80b" style:font-weight-asian="bold" style:font-weight-complex="bold"/>
    </style:style>
    <style:style style:name="P17" style:family="paragraph" style:parent-style-name="Standard" style:list-style-name="L2">
      <style:text-properties fo:font-weight="normal" officeooo:rsid="001044d6" officeooo:paragraph-rsid="001044d6" style:font-weight-asian="normal" style:font-weight-complex="normal"/>
    </style:style>
    <style:style style:name="P18" style:family="paragraph" style:parent-style-name="Standard">
      <style:text-properties officeooo:rsid="000aa6bf" officeooo:paragraph-rsid="000aa6bf"/>
    </style:style>
    <style:style style:name="P19" style:family="paragraph" style:parent-style-name="Heading_20_3">
      <style:text-properties officeooo:rsid="000f361d" officeooo:paragraph-rsid="000f361d"/>
    </style:style>
    <style:style style:name="T1" style:family="text">
      <style:text-properties officeooo:rsid="000d568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09b2a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0e6174"/>
    </style:style>
    <style:style style:name="T6" style:family="text">
      <style:text-properties officeooo:rsid="000eb69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b37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estion 1 and 2</text:h>
      <text:p text:style-name="P1"/>
      <text:h text:style-name="Heading_20_3" text:outline-level="3">pathFinding.py</text:h>
      <text:p text:style-name="P1"/>
      <text:p text:style-name="P1">Contains all the functions and <text:span text:style-name="T1">initializations</text:span> to execute the <text:span text:style-name="T2">A*</text:span>.</text:p>
      <text:p text:style-name="P1"/>
      <text:p text:style-name="P3">Run this file in your <text:span text:style-name="T4">iPython</text:span> terminal to execute the <text:span text:style-name="T2">A*</text:span>. To execute the <text:span text:style-name="T5">example</text:span> provided in the question sheet call:</text:p>
      <text:p text:style-name="P3"/>
      <text:p text:style-name="P8">Main(start, goal, robot_radius):</text:p>
      <text:p text:style-name="P4"><text:span text:style-name="T4">start (int):</text:span> number of the start node</text:p>
      <text:p text:style-name="P4"><text:span text:style-name="T4">goal (int):</text:span> number of the goal node</text:p>
      <text:p text:style-name="P4"><text:span text:style-name="T4">robot_radius (float):</text:span> size of the radius of the robot</text:p>
      <text:p text:style-name="P5"/>
      <text:p text:style-name="P6">If you want to run a random scenario run <text:span text:style-name="T2">loadRandomScenario()</text:span> before running <text:span text:style-name="T3">Main(start, goal, robot_radius)</text:span></text:p>
      <text:p text:style-name="P6"/>
      <text:p text:style-name="P15">PS: <text:span text:style-name="T7">The script generate the maps according to the steps: </text:span><text:span text:style-name="T8">(Close one map so the next is generated)</text:span></text:p>
      <text:list xml:id="list8465481143171653254" text:style-name="L3">
        <text:list-item>
          <text:p text:style-name="P16"><text:span text:style-name="T7">Map of scenario</text:span></text:p>
        </text:list-item>
        <text:list-item>
          <text:p text:style-name="P16"><text:span text:style-name="T7">Map of scenario with all edges</text:span></text:p>
        </text:list-item>
        <text:list-item>
          <text:p text:style-name="P16"><text:span text:style-name="T7">Map with nodes inside circles removed</text:span></text:p>
        </text:list-item>
        <text:list-item>
          <text:p text:style-name="P16"><text:span text:style-name="T7">Map with edges that touch circle removed</text:span></text:p>
        </text:list-item>
        <text:list-item>
          <text:p text:style-name="P16">IF a path can be found, map with the path from start to goal</text:p>
          <text:p text:style-name="P16"/>
        </text:list-item>
      </text:list>
      <text:h text:style-name="Heading_20_3" text:outline-level="3">gkUtilities.py</text:h>
      <text:p text:style-name="P2"/>
      <text:p text:style-name="P7">This file works as a library. Provides the utilities that have nothing to do with the A* directly. A data structure for a circle (ObstaclesCircle) and a plotting function (us<text:span text:style-name="T6">ing</text:span> mathplotlib).</text:p>
      <text:p text:style-name="P7"/>
      <text:p text:style-name="P13">Samples:</text:p>
      <text:list xml:id="list1808035893415420728" text:style-name="L1">
        <text:list-item>
          <text:p text:style-name="P12">Sample1_ExampleFig.png</text:p>
        </text:list-item>
        <text:list-item>
          <text:p text:style-name="P12">AnotherSample.png</text:p>
        </text:list-item>
        <text:list-item>
          <text:p text:style-name="P12">ComplexSample.png</text:p>
        </text:list-item>
      </text:list>
      <text:p text:style-name="P7"/>
      <text:p text:style-name="P14">Plot Legend:</text:p>
      <text:list xml:id="list115248816396020409" text:style-name="L2">
        <text:list-item>
          <text:p text:style-name="P17">Orange Circles = obstacles</text:p>
        </text:list-item>
        <text:list-item>
          <text:p text:style-name="P17">Yellow dots <text:s/>= nodes</text:p>
        </text:list-item>
        <text:list-item>
          <text:p text:style-name="P17">Green Triangle = start</text:p>
        </text:list-item>
        <text:list-item>
          <text:p text:style-name="P17">Red Triangle = goal</text:p>
        </text:list-item>
        <text:list-item>
          <text:p text:style-name="P17">Blue line = edge</text:p>
        </text:list-item>
        <text:list-item>
          <text:p text:style-name="P17">Red line = path</text:p>
        </text:list-item>
      </text:list>
      <text:h text:style-name="Heading_20_1" text:outline-level="1"><text:soft-page-break/>Question 3</text:h>
      <text:p text:style-name="P9"/>
      <text:h text:style-name="Heading_20_3" text:outline-level="3">ME449_Problem_Set5.pptx</text:h>
      <text:p text:style-name="P9"/>
      <text:p text:style-name="P9"/>
      <text:h text:style-name="Heading_20_1" text:outline-level="1">Question 4</text:h>
      <text:p text:style-name="P9"/>
      <text:h text:style-name="Heading_20_3" text:outline-level="3">ME449_Problem_Set5.pptx</text:h>
      <text:p text:style-name="P9"/>
      <text:p text:style-name="P9"/>
      <text:h text:style-name="Heading_20_1" text:outline-level="1">Question 5</text:h>
      <text:p text:style-name="P9"/>
      <text:h text:style-name="P19" text:outline-level="3">question_5.nb</text:h>
      <text:p text:style-name="P9"/>
      <text:p text:style-name="P10">For this question check the mathematica file. Execute the code to get the answer in symbolic math for Ki … K4 for the domino example. </text:p>
      <text:p text:style-name="P9"/>
      <text:p text:style-name="P9"/>
      <text:p text:style-name="P9"/>
      <text:h text:style-name="Heading_20_1" text:outline-level="1">Question 6</text:h>
      <text:p text:style-name="P9"/>
      <text:h text:style-name="Heading_20_3" text:outline-level="3">ME449_Problem_Set5.pptx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00:59:57.075299751</meta:creation-date>
    <dc:date>2014-12-10T11:39:44.184469559</dc:date>
    <meta:editing-duration>PT1H11M41S</meta:editing-duration>
    <meta:editing-cycles>16</meta:editing-cycles>
    <meta:generator>LibreOffice/4.2.7.2$Linux_X86_64 LibreOffice_project/420m0$Build-2</meta:generator>
    <meta:document-statistic meta:table-count="0" meta:image-count="0" meta:object-count="0" meta:page-count="2" meta:paragraph-count="37" meta:word-count="244" meta:character-count="1430" meta:non-whitespace-character-count="1235"/>
  </office:meta>
</office:document-meta>
</file>